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/>
    <style:style style:name="T1" style:family="text">
      <style:text-properties fo:font-weight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mory mapped files</text:p>
      <text:p text:style-name="Standard"/>
      <text:p text:style-name="Standard">A <text:span text:style-name="T1">memory-mapped file</text:span> is a segment of virtual memory which has been assigned a direct byte-for-byte correlation with some portion of a file or file-like resource. This resource is typically a file that is physically present on-disk, but can also be a device, shared memory object, or other resource that an operating system can reference through a file descriptor.</text:p>
      <text:p text:style-name="Standard"/>
      <text:p text:style-name="P1">Advantages</text:p>
      <text:list xml:id="list11476681861" text:style-name="L1">
        <text:list-item>
          <text:p text:style-name="P3">Once present, this correlation between the file and the memory space permits applications to treat the mapped portion as if it were primary memory. The performance penalty due to disk I/O operations like read(), write() and others are reduced. </text:p>
        </text:list-item>
        <text:list-item>
          <text:p text:style-name="P3">Sharing of data is possible by two processes mapping the same file to their virtual-address-spaces.</text:p>
          <text:list>
            <text:list-item>
              <text:p text:style-name="P3">Note: In unix like systems sharing is also done through shared-memory primitives like shmget() etc.</text:p>
            </text:list-item>
          </text:list>
        </text:list-item>
      </text:list>
      <text:p text:style-name="Standard"/>
      <text:p text:style-name="P1">What is the difference between the concept of memory-mapped-files and virtual memory?</text:p>
      <text:p text:style-name="Standard">Memory mapped files use the the mechanism offered by the virtual-memory-subsystem. In ordinary paging, the address-space of the process was the one being mapped and it was transparent to the user. Here files/file-like resources are mapped explicitly by a user process using system calls(like mmap() in linux) to create a mapping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3-11T12:57:15</meta:creation-date>
    <dc:date>2012-12-05T20:52:37</dc:date>
    <dc:creator>Kempa </dc:creator>
    <meta:editing-duration>PT22M13S</meta:editing-duration>
    <meta:editing-cycles>6</meta:editing-cycles>
    <meta:generator>LibreOffice/3.6$Linux_x86 LibreOffice_project/360m1$Build-2</meta:generator>
    <meta:document-statistic meta:table-count="0" meta:image-count="0" meta:object-count="0" meta:page-count="1" meta:paragraph-count="8" meta:word-count="198" meta:character-count="1251" meta:non-whitespace-character-count="1063"/>
  </office:meta>
</office:document-meta>
</file>